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E000007DEF179524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Imagen 83" draw:style-name="gr1" draw:text-style-name="P1" draw:layer="layout" svg:width="13.015cm" svg:height="13.015cm" svg:x="3.985cm" svg:y="7.985cm">
          <draw:image xlink:href="Pictures/10000001000007DE000007DEF179524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4:59:00.863503415</meta:creation-date>
    <dc:date>2026-03-21T14:59:19.647312886</dc:date>
    <meta:editing-duration>PT19S</meta:editing-duration>
    <meta:editing-cycles>1</meta:editing-cycles>
    <meta:document-statistic meta:object-count="1"/>
    <meta:generator>LibreOffice/25.8.5.2$Linux_X86_64 LibreOffice_project/580$Build-2</meta:generator>
  </office:meta>
</office:document-meta>
</file>